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C000004AE32EEACA7A797E7A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809cm, 0cm, 9.039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484cm" svg:height="12.099cm" svg:x="3.9cm" svg:y="5.7cm">
          <draw:image xlink:href="Pictures/100000000000021C000004AE32EEACA7A797E7A0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5T19:49:00.659563477</dc:date>
    <meta:editing-duration>PT5M7S</meta:editing-duration>
    <meta:editing-cycles>1</meta:editing-cycles>
    <meta:document-statistic meta:object-count="1"/>
    <meta:generator>LibreOffice/6.4.7.2$Linux_X86_64 LibreOffice_project/40$Build-2</meta:generator>
  </office:meta>
</office:document-meta>
</file>